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875cm" fo:min-width="0.9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1cm"/>
    </style:style>
    <style:style style:name="gr5" style:family="graphic" style:parent-style-name="standard">
      <style:graphic-properties draw:stroke="none" svg:stroke-color="#000000" draw:fill="none" draw:fill-color="#ffffff" fo:min-height="0.6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225cm" fo:min-width="2.25cm"/>
    </style:style>
    <style:style style:name="gr7" style:family="graphic" style:parent-style-name="standard">
      <style:graphic-properties draw:stroke="none" svg:stroke-color="#000000" draw:fill="none" draw:fill-color="#ffffff" fo:min-height="0.025cm"/>
    </style:style>
    <style:style style:name="gr8" style:family="graphic" style:parent-style-name="standard">
      <style:graphic-properties draw:stroke="none" svg:stroke-color="#000000" draw:fill="none" draw:fill-color="#ffffff" fo:min-height="0.075cm"/>
    </style:style>
    <style:style style:name="gr9" style:family="graphic" style:parent-style-name="standard">
      <style:graphic-properties draw:stroke="none" svg:stroke-color="#000000" draw:fill="none" draw:fill-color="#ffffff" fo:min-height="0.41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111cm" fo:min-width="0.861cm"/>
    </style:style>
    <style:style style:name="gr11" style:family="graphic" style:parent-style-name="standard">
      <style:graphic-properties draw:stroke="none" svg:stroke-color="#000000" draw:fill="none" draw:fill-color="#ffffff" fo:min-height="0.67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225cm" fo:min-width="2.2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fo:min-height="0.475cm"/>
    </style:style>
    <style:style style:name="gr20" style:family="graphic" style:parent-style-name="standard">
      <style:graphic-properties draw:stroke="none" svg:stroke-color="#000000" draw:fill="none" draw:fill-color="#ffffff" fo:min-height="0.525cm"/>
    </style:style>
    <style:style style:name="gr21" style:family="graphic" style:parent-style-name="standard">
      <style:graphic-properties draw:stroke="none" svg:stroke-color="#000000" draw:fill="none" draw:fill-color="#ffffff" fo:min-height="0.425cm"/>
    </style:style>
    <style:style style:name="gr22" style:family="graphic" style:parent-style-name="standard">
      <style:graphic-properties draw:stroke="none" svg:stroke-color="#000000" draw:fill="none" draw:fill-color="#ffffff" fo:min-height="0.475cm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glue-point draw:id="4" svg:x="-3.885cm" svg:y="-3.378cm"/>
          <draw:glue-point draw:id="5" svg:x="-4.044cm" svg:y="-1.056cm"/>
          <draw:glue-point draw:id="6" svg:x="0.876cm" svg:y="3.476cm"/>
          <draw:glue-point draw:id="7" svg:x="4.844cm" svg:y="-3.421cm"/>
          <draw:glue-point draw:id="8" svg:x="-3.885cm" svg:y="1.497cm"/>
          <draw:custom-shape draw:style-name="gr1" draw:text-style-name="P1" xml:id="id1" draw:id="id1" draw:layer="layout" svg:width="1.425cm" svg:height="2.125cm" svg:x="12.175cm" svg:y="6.302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 text:style-name="P5"><text:span text:style-name="T1"/></text:p>
            <draw:enhanced-geometry svg:viewBox="0 0 21600 21600" draw:type="rectangle" draw:enhanced-path="M 0 0 L 21600 0 21600 21600 0 21600 0 0 Z N"/>
          </draw:custom-shape>
          <draw:connector draw:style-name="gr2" draw:text-style-name="P2" xml:id="id2" draw:id="id2" draw:layer="layout" draw:type="line" svg:x1="12.576cm" svg:y1="7.945cm" svg:x2="12.576cm" svg:y2="7.945cm" draw:start-shape="id1" draw:start-glue-point="5" draw:end-shape="id1" draw:end-glue-point="5" svg:d="M12576 7945z" svg:viewBox="0 0 1 1">
            <text:p/>
          </draw:connector>
          <draw:connector draw:style-name="gr2" draw:text-style-name="P2" draw:layer="layout" draw:type="line" svg:x1="12.176cm" svg:y1="7.692cm" svg:x2="12.576cm" svg:y2="7.945cm" draw:start-shape="id1" draw:start-glue-point="6" draw:end-shape="id2" draw:end-glue-point="0" svg:d="M12176 7692l400 253" svg:viewBox="0 0 401 254">
            <text:p/>
          </draw:connector>
          <draw:connector draw:style-name="gr2" draw:text-style-name="P2" draw:layer="layout" draw:type="line" svg:x1="12.201cm" svg:y1="8.223cm" svg:x2="12.576cm" svg:y2="7.945cm" draw:start-shape="id1" draw:start-glue-point="4" draw:end-shape="id2" draw:end-glue-point="0" svg:d="M12201 8223l375-278" svg:viewBox="0 0 376 279">
            <text:p/>
          </draw:connector>
          <draw:frame draw:style-name="gr3" draw:text-style-name="P4" draw:layer="layout" svg:width="0.525cm" svg:height="0.569cm" svg:x="12.05cm" svg:y="6.432cm">
            <draw:text-box>
              <text:p text:style-name="P3"><text:span text:style-name="T1">D</text:span></text:p>
            </draw:text-box>
          </draw:frame>
          <draw:frame draw:style-name="gr4" draw:text-style-name="P4" draw:layer="layout" svg:width="0.475cm" svg:height="0.569cm" svg:x="13cm" svg:y="6.402cm">
            <draw:text-box>
              <text:p text:style-name="P3"><text:span text:style-name="T1">Q</text:span></text:p>
            </draw:text-box>
          </draw:frame>
          <draw:frame draw:style-name="gr5" draw:text-style-name="P4" draw:layer="layout" svg:width="1.075cm" svg:height="0.887cm" svg:x="12.431cm" svg:y="7.952cm">
            <draw:text-box>
              <text:p text:style-name="P3"><text:span text:style-name="T1">RST</text:span></text:p>
            </draw:text-box>
          </draw:frame>
          <draw:frame draw:style-name="gr5" draw:text-style-name="P4" draw:layer="layout" svg:width="1.05cm" svg:height="0.887cm" svg:x="12.025cm" svg:y="7.002cm">
            <draw:text-box>
              <text:p text:style-name="P3"><text:span text:style-name="T1">EN</text:span></text:p>
            </draw:text-box>
          </draw:frame>
        </draw:g>
        <draw:g xml:id="id6" draw:id="id6">
          <draw:glue-point draw:id="4" svg:x="-4.218cm" svg:y="-2.181cm"/>
          <draw:glue-point draw:id="5" svg:x="0.468cm" svg:y="-3.683cm"/>
          <draw:glue-point draw:id="6" svg:x="-4.218cm" svg:y="2.407cm"/>
          <draw:glue-point draw:id="7" svg:x="0.166cm" svg:y="3.77cm"/>
          <draw:custom-shape draw:style-name="gr6" draw:text-style-name="P2" draw:layer="layout" svg:width="2.75cm" svg:height="1.475cm" draw:transform="rotate (-1.5707963267949) translate (10.149cm 5.338cm)">
            <draw:glue-point draw:id="8" svg:x="-5.01cm" svg:y="-2.181cm"/>
            <draw:glue-point draw:id="9" svg:x="-4.996cm" svg:y="2.363cm"/>
            <text:p/>
  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text-style-name="P4" draw:layer="layout" svg:width="0.45cm" svg:height="0.569cm" svg:x="8.65cm" svg:y="5.863cm">
            <draw:text-box>
              <text:p text:style-name="P3"><text:span text:style-name="T1">0</text:span></text:p>
            </draw:text-box>
          </draw:frame>
          <draw:frame draw:style-name="gr8" draw:text-style-name="P4" draw:layer="layout" svg:width="0.425cm" svg:height="0.569cm" svg:x="8.65cm" svg:y="7.063cm">
            <draw:text-box>
              <text:p text:style-name="P3"><text:span text:style-name="T1">1</text:span></text:p>
            </draw:text-box>
          </draw:frame>
          <draw:frame draw:style-name="gr9" draw:text-style-name="P4" draw:layer="layout" svg:width="0.975cm" svg:height="0.662cm" svg:x="9.05cm" svg:y="7.013cm">
            <draw:text-box>
              <text:p text:style-name="P3"><text:span text:style-name="T1">sel</text:span></text:p>
            </draw:text-box>
          </draw:frame>
        </draw:g>
        <draw:custom-shape draw:style-name="gr10" draw:text-style-name="P2" xml:id="id4" draw:id="id4" draw:layer="layout" svg:width="1.925cm" svg:height="1.925cm" svg:x="15.25cm" svg:y="5.738cm">
          <text:p text:style-name="P5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" draw:id="id8" draw:layer="layout" svg:width="1.925cm" svg:height="1.925cm" svg:x="2.725cm" svg:y="4.613cm">
          <text:p text:style-name="P5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xml:id="id3" draw:id="id3" draw:layer="layout" svg:width="2.025cm" svg:height="0.962cm" svg:x="15.2cm" svg:y="8.538cm">
          <draw:text-box>
            <text:p>MAX</text:p>
          </draw:text-box>
        </draw:frame>
        <draw:connector draw:style-name="gr12" draw:text-style-name="P2" draw:layer="layout" svg:x1="16.212cm" svg:y1="8.538cm" svg:x2="16.213cm" svg:y2="7.663cm" draw:start-shape="id3" draw:start-glue-point="0" draw:end-shape="id4" draw:end-glue-point="8" svg:d="M16212 8538v-437h1v-438" svg:viewBox="0 0 2 876">
          <text:p/>
        </draw:connector>
        <draw:connector draw:style-name="gr12" draw:text-style-name="P2" xml:id="id10" draw:id="id10" draw:layer="layout" svg:x1="13.574cm" svg:y1="6.703cm" svg:x2="15.25cm" svg:y2="6.701cm" draw:start-shape="id5" draw:start-glue-point="7" draw:end-shape="id4" draw:end-glue-point="6" svg:d="M13574 6703h850v-2h826" svg:viewBox="0 0 1677 3">
          <text:p/>
        </draw:connector>
        <draw:connector draw:style-name="gr12" draw:text-style-name="P2" draw:layer="layout" svg:x1="10.15cm" svg:y1="6.713cm" svg:x2="12.201cm" svg:y2="6.714cm" draw:start-shape="id6" draw:start-glue-point="1" draw:end-shape="id5" draw:end-glue-point="4" svg:d="M10150 6713h938v1h1113" svg:viewBox="0 0 2052 2">
          <text:p/>
        </draw:connector>
        <draw:g xml:id="id7" draw:id="id7">
          <draw:glue-point draw:id="4" svg:x="-4.216cm" svg:y="-2cm"/>
          <draw:glue-point draw:id="5" svg:x="-4.216cm" svg:y="2.363cm"/>
          <draw:glue-point draw:id="6" svg:x="0.325cm" svg:y="-3.727cm"/>
          <draw:glue-point draw:id="7" svg:x="-4.832cm" svg:y="-2.047cm"/>
          <draw:glue-point draw:id="8" svg:x="-4.832cm" svg:y="-1.956cm"/>
          <draw:glue-point draw:id="9" svg:x="-0.723cm" svg:y="-0.538cm" draw:align="center"/>
          <draw:custom-shape draw:style-name="gr13" draw:text-style-name="P7" draw:layer="layout" svg:width="2.75cm" svg:height="1.475cm" draw:transform="rotate (-1.5707963267949) translate (7.27cm 4.738cm)">
            <draw:glue-point draw:id="8" svg:x="-5.01cm" svg:y="-2.181cm"/>
            <draw:glue-point draw:id="9" svg:x="-4.996cm" svg:y="2.363cm"/>
            <text:p/>
            <draw:enhanced-geometry svg:viewBox="0 0 21600 21600" draw:mirror-horizontal="true" draw:glue-points="?f6 10800 10800 21600 ?f5 10800 10800 0" draw:text-areas="?f3 ?f3 ?f4 ?f4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4" draw:text-style-name="P9" draw:layer="layout" svg:width="0.45cm" svg:height="0.569cm" svg:x="5.775cm" svg:y="5.263cm">
            <draw:text-box>
              <text:p text:style-name="P8"><text:span text:style-name="T2">0</text:span></text:p>
            </draw:text-box>
          </draw:frame>
          <draw:frame draw:style-name="gr15" draw:text-style-name="P9" draw:layer="layout" svg:width="0.425cm" svg:height="0.569cm" svg:x="5.775cm" svg:y="6.463cm">
            <draw:text-box>
              <text:p text:style-name="P8"><text:span text:style-name="T2">1</text:span></text:p>
            </draw:text-box>
          </draw:frame>
          <draw:frame draw:style-name="gr16" draw:text-style-name="P9" draw:layer="layout" svg:width="0.975cm" svg:height="0.887cm" svg:x="6.175cm" svg:y="5.113cm">
            <draw:text-box>
              <text:p text:style-name="P8"><text:span text:style-name="T2">sel</text:span></text:p>
            </draw:text-box>
          </draw:frame>
        </draw:g>
        <draw:connector draw:style-name="gr12" draw:text-style-name="P2" draw:layer="layout" svg:x1="7.271cm" svg:y1="6.113cm" svg:x2="8.768cm" svg:y2="6.114cm" draw:start-shape="id7" draw:start-glue-point="1" draw:end-shape="id6" draw:end-glue-point="4" svg:d="M7271 6113h690v1h807" svg:viewBox="0 0 1498 2">
          <text:p/>
        </draw:connector>
        <draw:connector draw:style-name="gr12" draw:text-style-name="P2" draw:layer="layout" svg:x1="4.65cm" svg:y1="5.576cm" svg:x2="5.8cm" svg:y2="5.575cm" draw:start-shape="id8" draw:start-glue-point="10" draw:end-shape="id7" draw:end-glue-point="9" svg:d="M4650 5576h563v-1h587" svg:viewBox="0 0 1151 2">
          <text:p/>
        </draw:connector>
        <draw:frame draw:style-name="gr17" draw:text-style-name="P6" draw:layer="layout" svg:width="0.875cm" svg:height="0.5cm" svg:x="3.525cm" svg:y="7.238cm">
          <draw:text-box>
            <text:p/>
          </draw:text-box>
        </draw:frame>
        <draw:frame draw:style-name="gr18" draw:text-style-name="P6" xml:id="id9" draw:id="id9" draw:layer="layout" svg:width="0.853cm" svg:height="0.962cm" svg:x="3.25cm" svg:y="7.538cm">
          <draw:text-box>
            <text:p>0</text:p>
          </draw:text-box>
        </draw:frame>
        <draw:connector draw:style-name="gr12" draw:text-style-name="P2" draw:layer="layout" svg:x1="4.103cm" svg:y1="8.019cm" svg:x2="5.893cm" svg:y2="6.762cm" draw:start-shape="id9" draw:start-glue-point="1" draw:end-shape="id7" draw:end-glue-point="5" svg:d="M4103 8019h836v-1257h954" svg:viewBox="0 0 1791 1258">
          <text:p/>
        </draw:connector>
        <draw:connector draw:style-name="gr12" draw:text-style-name="P2" draw:layer="layout" draw:line-skew="-0.536cm" svg:x1="14.424cm" svg:y1="6.702cm" svg:x2="3.688cm" svg:y2="4.613cm" draw:start-shape="id10" draw:start-glue-point="0" draw:end-shape="id8" draw:end-glue-point="4" svg:d="M14424 6702v-3127h-10736v1038" svg:viewBox="0 0 10737 3128">
          <text:p/>
        </draw:connector>
        <draw:connector draw:style-name="gr12" draw:text-style-name="P2" draw:layer="layout" svg:x1="17.175cm" svg:y1="6.701cm" svg:x2="6.571cm" svg:y2="5.089cm" draw:start-shape="id4" draw:start-glue-point="10" draw:end-shape="id7" draw:end-glue-point="6" svg:d="M17175 6701h501v-2464h-11105v852" svg:viewBox="0 0 11106 2465">
          <text:p/>
        </draw:connector>
        <draw:frame draw:style-name="gr19" draw:text-style-name="P11" xml:id="id11" draw:id="id11" draw:layer="layout" svg:width="1.375cm" svg:height="0.725cm" svg:x="4.875cm" svg:y="9.65cm">
          <draw:text-box>
            <text:p text:style-name="P10"><text:span text:style-name="T3">load</text:span></text:p>
          </draw:text-box>
          <draw:glue-point draw:id="6" svg:x="0.496cm" svg:y="0.717cm"/>
        </draw:frame>
        <draw:connector draw:style-name="gr12" draw:text-style-name="P2" draw:layer="layout" svg:x1="6.25cm" svg:y1="10.012cm" svg:x2="9.424cm" svg:y2="7.749cm" draw:start-shape="id11" draw:start-glue-point="1" draw:end-shape="id6" draw:end-glue-point="7" svg:d="M6250 10012h3174v-2263" svg:viewBox="0 0 3175 2264">
          <text:p/>
        </draw:connector>
        <draw:frame draw:style-name="gr20" draw:text-style-name="P11" xml:id="id12" draw:id="id12" draw:layer="layout" svg:width="2.25cm" svg:height="0.775cm" svg:x="4.875cm" svg:y="8.999cm">
          <draw:text-box>
            <text:p text:style-name="P10"><text:span text:style-name="T3">loadData</text:span></text:p>
          </draw:text-box>
          <draw:glue-point draw:id="4" svg:x="-2cm" svg:y="1.135cm"/>
        </draw:frame>
        <draw:connector draw:style-name="gr12" draw:text-style-name="P2" draw:layer="layout" svg:x1="7.125cm" svg:y1="9.386cm" svg:x2="8.768cm" svg:y2="7.374cm" draw:start-shape="id12" draw:start-glue-point="1" draw:end-shape="id6" draw:end-glue-point="6" svg:d="M7125 9386h763v-2012h880" svg:viewBox="0 0 1644 2013">
          <text:p/>
        </draw:connector>
        <draw:frame draw:style-name="gr21" draw:text-style-name="P11" xml:id="id13" draw:id="id13" draw:layer="layout" svg:width="1.025cm" svg:height="0.725cm" svg:x="4.875cm" svg:y="10.2cm">
          <draw:text-box>
            <text:p text:style-name="P10"><text:span text:style-name="T3">en</text:span></text:p>
          </draw:text-box>
        </draw:frame>
        <draw:connector draw:style-name="gr12" draw:text-style-name="P2" draw:layer="layout" draw:line-skew="1.487cm" svg:x1="5.9cm" svg:y1="10.562cm" svg:x2="12.176cm" svg:y2="7.303cm" draw:start-shape="id13" draw:start-glue-point="1" draw:end-shape="id5" draw:end-glue-point="5" svg:d="M5900 10562h4550v-3259h1726" svg:viewBox="0 0 6277 3260">
          <text:p/>
        </draw:connector>
        <draw:frame draw:style-name="gr22" draw:text-style-name="P6" draw:layer="layout" svg:width="1.225cm" svg:height="0.725cm" svg:x="8.525cm" svg:y="10.55cm">
          <draw:text-box>
            <text:p/>
          </draw:text-box>
        </draw:frame>
        <draw:frame draw:style-name="gr18" draw:text-style-name="P11" xml:id="id14" draw:id="id14" draw:layer="layout" svg:width="1.018cm" svg:height="0.725cm" svg:x="4.875cm" svg:y="10.85cm">
          <draw:text-box>
            <text:p><text:span text:style-name="T3">clk</text:span></text:p>
          </draw:text-box>
        </draw:frame>
        <draw:connector draw:style-name="gr12" draw:text-style-name="P2" draw:layer="layout" draw:line-skew="2.016cm" svg:x1="5.893cm" svg:y1="11.212cm" svg:x2="12.201cm" svg:y2="7.949cm" draw:start-shape="id14" draw:start-glue-point="1" draw:end-shape="id5" draw:end-glue-point="8" svg:d="M5893 11212h5082v-3263h1226" svg:viewBox="0 0 6309 3264">
          <text:p/>
        </draw:connector>
        <draw:frame draw:style-name="gr19" draw:text-style-name="P11" xml:id="id15" draw:id="id15" draw:layer="layout" svg:width="1cm" svg:height="0.725cm" svg:x="4.85cm" svg:y="11.5cm">
          <draw:text-box>
            <text:p text:style-name="P10"><text:span text:style-name="T3">rst</text:span></text:p>
          </draw:text-box>
        </draw:frame>
        <draw:connector draw:style-name="gr12" draw:text-style-name="P2" draw:layer="layout" svg:x1="5.85cm" svg:y1="11.862cm" svg:x2="12.949cm" svg:y2="8.451cm" draw:start-shape="id15" draw:start-glue-point="1" draw:end-shape="id5" draw:end-glue-point="6" svg:d="M5850 11862h7099v-3411" svg:viewBox="0 0 7100 3412">
          <text:p/>
        </draw:connector>
        <draw:frame draw:style-name="gr23" draw:text-style-name="P11" xml:id="id17" draw:id="id17" draw:layer="layout" svg:width="1.55cm" svg:height="0.8cm" svg:x="4.8cm" svg:y="12.225cm">
          <draw:text-box>
            <text:p text:style-name="P10"><text:span text:style-name="T3">count</text:span></text:p>
          </draw:text-box>
        </draw:frame>
        <draw:frame draw:style-name="gr19" draw:text-style-name="P11" xml:id="id16" draw:id="id16" draw:layer="layout" svg:width="1.7cm" svg:height="0.725cm" svg:x="4.775cm" svg:y="13.1cm">
          <draw:text-box>
            <text:p text:style-name="P10"><text:span text:style-name="T3">atMax</text:span></text:p>
          </draw:text-box>
        </draw:frame>
        <draw:connector draw:style-name="gr12" draw:text-style-name="P2" draw:layer="layout" svg:x1="17.175cm" svg:y1="6.701cm" svg:x2="6.475cm" svg:y2="13.462cm" draw:start-shape="id4" draw:start-glue-point="10" draw:end-shape="id16" svg:d="M17175 6701h501v6761h-11201" svg:viewBox="0 0 11202 6762">
          <text:p/>
        </draw:connector>
        <draw:connector draw:style-name="gr12" draw:text-style-name="P2" draw:layer="layout" svg:x1="14.424cm" svg:y1="6.702cm" svg:x2="6.35cm" svg:y2="12.625cm" draw:start-shape="id10" draw:start-glue-point="0" draw:end-shape="id17" draw:end-glue-point="1" svg:d="M14424 6702v5923h-8074" svg:viewBox="0 0 8075 59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6:49:38.166000000</meta:creation-date>
    <dc:date>2018-04-12T18:56:01.666000000</dc:date>
    <meta:editing-duration>PT16M40S</meta:editing-duration>
    <meta:editing-cycles>3</meta:editing-cycles>
    <meta:generator>LibreOffice/5.0.4.2$Windows_x86 LibreOffice_project/2b9802c1994aa0b7dc6079e128979269cf95bc78</meta:generator>
    <meta:document-statistic meta:object-count="47"/>
  </office:meta>
</office:document-meta>
</file>